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5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025cm" svg:stroke-color="#000000" draw:marker-start-width="0.237cm" draw:marker-end-width="0.237cm" draw:fill="none" draw:textarea-vertical-align="middle" draw:auto-grow-height="false" fo:min-height="0.749cm" fo:min-width="0.499cm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.5pt" fo:font-style="italic" style:font-size-asian="10.5pt" style:font-style-asian="italic" style:font-size-complex="10.5pt" style:font-style-complex="italic"/>
    </style:style>
    <style:style style:name="T5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286cm" svg:height="0.885cm" svg:x="8.85cm" svg:y="1.481cm">
          <draw:text-box>
            <text:p text:style-name="P1"><text:span text:style-name="T1">Affect</text:span></text:p>
          </draw:text-box>
        </draw:frame>
        <draw:frame draw:style-name="gr1" draw:text-style-name="P3" draw:layer="layout" svg:width="4.612cm" svg:height="0.885cm" svg:x="20.924cm" svg:y="1.481cm">
          <draw:text-box>
            <text:p text:style-name="P1"><text:span text:style-name="T2">Collaboration</text:span></text:p>
          </draw:text-box>
        </draw:frame>
        <draw:frame draw:style-name="gr1" draw:text-style-name="P4" draw:layer="layout" svg:width="4.354cm" svg:height="1.136cm" svg:x="1.218cm" svg:y="3.181cm">
          <draw:text-box>
            <text:p text:style-name="P1"><text:span text:style-name="T3">Emotion Instance</text:span></text:p>
            <text:p text:style-name="P1"><text:span text:style-name="T4">(e.g., Anger)</text:span></text:p>
          </draw:text-box>
        </draw:frame>
        <draw:frame draw:style-name="gr1" draw:text-style-name="P4" draw:layer="layout" svg:width="5.723cm" svg:height="1.136cm" svg:x="6.918cm" svg:y="3.181cm">
          <draw:text-box>
            <text:p text:style-name="P1"><text:span text:style-name="T5">Meaning</text:span></text:p>
            <text:p text:style-name="P1"><text:span text:style-name="T4">(e.g., Occurrence of Obstacle)</text:span></text:p>
          </draw:text-box>
        </draw:frame>
        <draw:frame draw:style-name="gr1" draw:text-style-name="P4" draw:layer="layout" svg:width="5.723cm" svg:height="1.958cm" svg:x="13.519cm" svg:y="2.781cm">
          <draw:text-box>
            <text:p text:style-name="P1"><text:span text:style-name="T5">Emotion Functions</text:span></text:p>
            <text:p text:style-name="P1"><text:span text:style-name="T4">(e.g., Alarm Mechanism)</text:span></text:p>
            <text:p text:style-name="P1"><text:span text:style-name="T4">+</text:span></text:p>
            <text:p text:style-name="P1"><text:span text:style-name="T4">(Action Selection)</text:span></text:p>
          </draw:text-box>
        </draw:frame>
        <draw:frame draw:style-name="gr1" draw:text-style-name="P4" draw:layer="layout" svg:width="5.723cm" svg:height="2.432cm" svg:x="20.32cm" svg:y="2.781cm">
          <draw:text-box>
            <text:p text:style-name="P1"><text:span text:style-name="T5">Social Characteristics of Collaboration</text:span></text:p>
            <text:p text:style-name="P1"><text:span text:style-name="T4">(e.g., Awareness)</text:span></text:p>
            <text:p text:style-name="P1"><text:span text:style-name="T4">+</text:span></text:p>
            <text:p text:style-name="P1"><text:span text:style-name="T4">(Self-Synchronization)</text:span></text:p>
          </draw:text-box>
        </draw:frame>
        <draw:line draw:style-name="gr2" draw:text-style-name="P1" draw:layer="layout" svg:x1="5.418cm" svg:y1="3.794cm" svg:x2="7.196cm" svg:y2="3.794cm">
          <text:p/>
        </draw:line>
        <draw:line draw:style-name="gr2" draw:text-style-name="P1" draw:layer="layout" svg:x1="12.376cm" svg:y1="3.794cm" svg:x2="14.154cm" svg:y2="3.794cm">
          <text:p/>
        </draw:line>
        <draw:line draw:style-name="gr3" draw:text-style-name="P1" draw:layer="layout" svg:x1="18.475cm" svg:y1="3.844cm" svg:x2="20.253cm" svg:y2="3.844cm">
          <text:p/>
        </draw:line>
        <draw:custom-shape draw:style-name="gr4" draw:text-style-name="P1" draw:layer="layout" svg:width="0.535cm" svg:height="5.715cm" draw:transform="rotate (1.5707963267949) translate (20.377cm 2.904cm)">
          <text:p/>
          <draw:enhanced-geometry svg:viewBox="0 0 21600 21600" draw:glue-points="21600 0 0 10800 21600 21600" draw:text-areas="13800 ?f9 21600 ?f10" draw:mirror-vertical="true" draw:mirror-horizont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" draw:layer="layout" svg:width="0.548cm" svg:height="17.018cm" draw:transform="rotate (1.5707963267949) translate (1.481cm 2.805cm)">
          <text:p/>
          <draw:enhanced-geometry svg:viewBox="0 0 21600 21600" draw:glue-points="21600 0 0 10800 21600 21600" draw:text-areas="13800 ?f9 21600 ?f10" draw:mirror-vertical="true" draw:mirror-horizont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hammad </meta:initial-creator>
    <meta:creation-date>2015-02-03T10:30:28</meta:creation-date>
    <dc:date>2015-02-19T14:15:42</dc:date>
    <meta:editing-duration>PT2M48S</meta:editing-duration>
    <meta:editing-cycles>6</meta:editing-cycles>
    <meta:generator>LibreOffice/3.5$Linux_x86 LibreOffice_project/350m1$Build-2</meta:generator>
    <dc:creator>Mohammad </dc:creator>
    <meta:document-statistic meta:object-count="11"/>
  </office:meta>
</office:document-meta>
</file>